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64.51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cd.txt-converted-1531157259.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cd.txt-converted-1531157259.csv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FAT</text:p>
          </table:table-cell>
          <table:table-cell table:style-name="ce1" office:value-type="string" calcext:value-type="string">
            <text:p>TFAT</text:p>
          </table:table-cell>
          <table:table-cell table:style-name="ce1" office:value-type="string" calcext:value-type="string">
            <text:p>CHOL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CARB</text:p>
          </table:table-cell>
          <table:table-cell table:style-name="ce1" office:value-type="string" calcext:value-type="string">
            <text:p>FBR</text:p>
          </table:table-cell>
          <table:table-cell table:style-name="ce1" office:value-type="string" calcext:value-type="string">
            <text:p>SGR</text:p>
          </table:table-cell>
          <table:table-cell table:style-name="ce1" office:value-type="string" calcext:value-type="string">
            <text:p>PR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iple Cheeseburger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ddar Bacon Onion Grilled Chicken Sandwich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130" calcext:value-type="float">
            <text:p>2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Clubhouse Burger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Grilled Chicken Bacon Clubhouse Sandwich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Filet-O-Fish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Buttermilk Crispy Chicken Bacon Clubhouse Sandwich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ffalo Ranch McChicke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Buffalo Ranch McChicken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Cheddar McChicken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Buttermilk Crispy Chicken Sandwich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Mac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Quarter Pounder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Quarter Pounder with Cheese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Quarter Pounder Bacon &amp; Cheese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330" calcext:value-type="float">
            <text:p>13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Quarter Pounder with Cheese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mburger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'n Spicy McChicken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eseburger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BQ Ranch Burger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illed Onion Cheddar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Cheeseburger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Double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McDouble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Cheddar Hot 'n Spicy McChicken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aily Double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 Snack Wrap (Buttermilk Crispy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 Snack Wrap (Grilled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c Snack Wrap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Jalapeño Double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Quarter Pounder Deluxe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Teri Deluxe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Homestyle Burger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Double Cheeseburge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nali Big Mac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een Chili Double Cheeseburger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Quarter Pounder Cheddar Bacon Onion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aily Double Burger Mustard Style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Grilled Onion Cheddar Burger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illed Onion Cheddar Burger Triple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Mac with Butter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mestyle Burger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eseburger Baco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iple Bacon Cheeseburger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mburger New York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eseburger New York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iple Cheeseburger New York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Quarter Pounder Deluxe New York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Quarter Pounder New York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een Chili Double Cheeseburger New York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Cheeseburger New York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eseburger Bacon New York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Double Cheeseburger New York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iple Bacon Cheeseburger New York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McDouble New York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Quarter Pounder With Cheese New York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Quarter Pounder With Cheese New York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gnature Sriracha Burger on Artisan Roll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Lone Star Stack Burger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one Star Stack Burger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ffalo Bacon Burger on Artisan Roll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iss Mushroom Melt Burger on Artisan Roll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Quarter Pounder With Cheese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Smokehouse Burger on Artisan Roll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Bacon Smokehouse Burger on Artisan Roll (Fresh Beef)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ddar Bacon Onion Grilled Chicken Sandwich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130" calcext:value-type="float">
            <text:p>2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Grilled Chicken Bacon Clubhouse Sandwich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Filet-O-Fish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Buttermilk Crispy Chicken Bacon Clubhouse Sandwich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Chicken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ffalo Ranch McChicke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Buffalo Ranch McChicken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Cheddar McChicken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Buttermilk Crispy Chicken Sandwich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ilet-O-Fis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'n Spicy McChicken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Cheddar Hot 'n Spicy McChicken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10 piece)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 Snack Wrap (Buttermilk Crispy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20 piece)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6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40 piece)</text:p>
          </table:table-cell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370" calcext:value-type="float">
            <text:p>337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Bacon Ranch Salad with Buttermilk Crispy Chicken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 Snack Wrap (Grilled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Bacon Ranch Salad with Grilled Chicken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Southwest Salad with Buttermilk Crispy Chicken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Southwest Salad with Grilled Chicken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4 piece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rtisan Grilled Chicken Sandwich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Chicken Sandwich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ggie McWrap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50 Piece)</text:p>
          </table:table-cell>
          <table:table-cell table:style-name="ce1" office:value-type="float" office:value="2210" calcext:value-type="float">
            <text:p>221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obster Roll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Chicken Deluxe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ld Bay Double Filet-O-Fish Sandwich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ld Bay Filet-O-Fish Sandwic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Jalapeno McChicken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N' Spicy McChicken Deluxe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Chicken Scratch Biscui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Griddles Buttermilk Crispy Chicken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Chicken McGriddles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Chicken Biscuit Pressure Fried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Chicken Biscuit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Chicken Scratch Biscuit Pressure Fried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N Spicy McChicken Scratch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Tenders 2 pc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Tenders 4 pc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Tenders 10 pc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gnature Sriracha Buttermilk Crispy Chicken on Artisan Roll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gnature Sriracha Artisan Grilled Chicken on Artisan Roll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Tenders 6 pc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0" calcext:value-type="float">
            <text:p>209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Chicken Tenders (20 piece)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5" calcext:value-type="float">
            <text:p>19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Chicken Tenders Pressure Fried (4 piece)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Chicken Tenders Pressure Fried (10 piece)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570" calcext:value-type="float">
            <text:p>357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Chicken Tenders Pressure Fried (2 piece)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Chicken Tenders Pressure Fried (6 piece)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ttermilk Crispy Chicken Tenders Pressure Fried (20 piece)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7130" calcext:value-type="float">
            <text:p>713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ffalo Bacon Artisan Grilled Chicken on Artisan Roll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iss Mushroom Melt Buttermilk Crispy Chicken on Artisan Roll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iss Mushroom Melt Artisan Grilled on Artisan Roll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ffalo Bacon Buttermilk Crispy Chicken on Artisan Roll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lassic Chicken Sandwich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 Snack Wrap Buttermilk Chicken Tender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Smokehouse Buttermilk Crispy Chicken on Artisan Roll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Smokehouse Artisan Grilled Chicken on Artisan Roll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40" calcext:value-type="float">
            <text:p>19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reakfast 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eak &amp; Egg Burrito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eak Egg &amp; Cheese Bagel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eak Egg &amp; Cheese Biscuit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Muffin with Egg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cakes and Sausage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Chicken Biscuit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urrito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uit &amp; Maple Oatmeal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McMuffin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Biscui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iscuit with Egg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McGriddles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Griddles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Bagel with Egg Whites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with Hotcakes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nnamon Melts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cakes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White Delight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sh Brown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Scratch Biscuit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Scratch Biscuit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Scratch Biscuit with Egg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Chicken Scratch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Muffin with Egg Whites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McGriddles with Egg Whites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Biscuit with Egg Whites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with Egg Whites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with Hotcakes and Egg Whites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uit &amp; Maple Oatmeal without Brown Sugar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iscuit with Egg Whites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Egg &amp; Cheese McGriddles with Egg Whites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Bage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eak Egg &amp; Cheese McMuffin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Muffin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scuit and Sausage Gravy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rizo Burrito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Griddles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and Cheese Bagel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ueberry Muffin Main Street Gourmet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Two Bacon Hotcakes Scrambled Egg and Biscuit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and White Cheddar Cheese McMuffin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eak and Egg Biscuit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eak Egg and Cheese McGriddles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Cinnamon Muffin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Egg and Cheese Bagel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Sausage and Egg McMuffi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Sausage Scrambled with Hotcakes and Muffin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Sausage McMuffin with Egg and Cheese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ranberry Orange Muffin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am Eggs and Rice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gel With Cream Cheese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ueberry Biscuit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scuit Sausage Egg and Cheese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Sausage and English Muffin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Chicken Biscuit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scuit Sausage Gravy Platter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10" calcext:value-type="float">
            <text:p>241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Griddles Chicken Sausage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nnamon Sweet Cheese Pastry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spberry Pastry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Biscuit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gel Plain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ry Ham Biscuit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Steak Hotcakes Scrambled with Biscuit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2190" calcext:value-type="float">
            <text:p>219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scuit Chicken Sausage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rry Bran Muffin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its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ocal Deluxe Breakfast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Chocolate Muffin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ueberry Muffin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nnamon Coffee Cake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eak Egg and Cheese Bagel with Slivered Onions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Bacon Scrambled and Biscuit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ry Ham and Egg Biscuit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Sausage McMuffin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Bacon Sausage Scrambled with Hotcakes and Muffin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scuit Sausage and Cheese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am Side Order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tuguese Sausage Eggs and Rice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uit and Maple Oatmeal with Maple Sugar Packet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and Chorizo Breakfast Bowl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N Spicy McChicken Biscuit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Breakfast Steak Scrambled with Biscuit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Griddles Spam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een Chile Bacon Burrito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een Chile Sausage Burrito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cratch Biscuit and Gravy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scuit Scratch Sausage and Cheese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emon Poppy Seed Muffin Topper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Coffee Cake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ueberry Muffin Topper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uble Chocolate Muffin Topper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rrot Muffin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i Butter Croissant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urkey Sausage and Tomatillo Scramble Bowl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de Sala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Bacon Ranch Salad (without chicken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Southwest Salad (without chicken)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Bacon Ranch Salad with Buttermilk Crispy Chicken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Bacon Ranch Salad with Grilled Chicken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Southwest Salad with Buttermilk Crispy Chicken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remium Southwest Salad with Grilled Chicken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nacks &amp; Sides Broccoli Cheese Soup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Noodle Soup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mall French Fries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uit 'n Yogurt Parfait with Chobani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Slice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de Salad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rge French Fries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ds Fries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 Snack Wrap (Buttermilk Crispy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ch Snack Wrap (Grilled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c Snack Wrap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-GURT Strawberry Flavored Low Fat Yogurt Tub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zzarella Sticks (3 Piece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sket of Fries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neapple Sid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Cheddar Potato Bites (12 piece)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pcorn (Large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dium French Fries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rtuguese Sausage Side Order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imin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pcorn (Small)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Cheddar Potato Bites (8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urmet Twist Hot Pretzel with Butter Sal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lain Gourmet Pretzel Twist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ilroy Garlic Fries (Large)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ilroy Garlic Fries (Medium)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uit 'N Yogurt Parfait (Large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ese Curds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ench Fries (Large) Compostable Packaging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ench Fries (Medium) Compostable Packaging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ench Fries (Kids) Compostable Packaging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Caramel Sundae Compostable Packaging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Sundae Compostable Packaging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verages Coca-Cola Zero Sugar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emonade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Shake (Small)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nilla Shake (Small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Shake (Small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Nog Shake (Small)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Chocolate (Small)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Zero Sugar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Zero Sugar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Zero Sugar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offee (Large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offee (Medium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t Free Chocolate Milk Jug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asani Water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ne-percent Low Fat Milk Ju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Coke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r Pepper (Small)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Dr Pepper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Tea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Tea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ADE Mountain Berry Blast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Tea (Medium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(Large)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Coke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Coke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Coke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Dr Pepper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Dr Pepper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Dr Pepper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r Pepper (Extra Small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r Pepper (Large)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r Pepper (Medium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Tea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Tea (Large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Tea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Orange Juice (Large)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ADE Mountain Berry Blast (Extra Small)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ADE Mountain Berry Blast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ADE Mountain Berry Blast (Medium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(Large)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(Medium)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Tea (Extra Small)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Tea (Large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d Flash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d Flash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d Flash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d Flash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lassic Lemonade (Small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lassic Lemonade (Medium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lassic Lemonade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Strawberry Lemonade (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Strawberry Lemonade (Medium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Strawberry Lemonade (Large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Grape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Grape (Medium) No Ice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Zero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Zero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itamin Water XXX Zero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ue Raspberry ICEE (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nge Crush (Large)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 NOT USE Fanta Orange (Large) No Ice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r Pepper (Medium) No Ice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Coke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nge Crush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nge Crush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Dr Pepper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Root Beer (Large) No Ice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Root Beer (Large)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Strawberry (Small) No Ice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Strawberry (Small)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ffeine Free Diet Coke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r Pepper (Large) No Ice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ffeine Free Diet Coke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(Large) No Ice</text:p>
          </table:table-cell>
          <table:table-cell table:style-name="ce1" office:value-type="float" office:value="370" calcext:value-type="float">
            <text:p>3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emonade (Small)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emonade (Small) No Ice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ight Lemonade (Small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ight Lemonade (Small) No Ic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Orange Juice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Root Beer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Root Beer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Grape (Large) No Ice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Grape (Large)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itamin Water XXX Zero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Grape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Grape (Small) No Ice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d Flash (Large) No Ic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Zero Sugar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Zero (Large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Zero (Large) No Ic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itamin Water XXX Zero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UZE Raspberry Tea (Small) No Ic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UZE Raspberry Tea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d Flash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Coke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Strawberry Punch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Strawberry Punch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Zero Sugar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Dr Pepper (Medium 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r Pepper (Small) No Ice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Strawberry Punch (Medium) No Ice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Strawberry Punch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emonade (Large) No Ice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emonade (Large)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nge Crush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nge Crush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Strawberry (Extra 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Strawberry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(Medium) No Ice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ue Raspberry ICEE (Medium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Orange Juice (Medium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ight Lemonade (Medium)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ight Lemonade (Medium) No Ic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ADE Mountain Berry Blast (Medium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Grape (Extra 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Grape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ke ICEE (Medium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(Large) No Ice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Dr Pepper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UZE Raspberry Tea (Extra Small)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UZE Raspberry Tea (Extra Small) No Ice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ild Cherry ICEE (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emonade (Medium) No Ice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emonade (Medium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Tea (Gallon)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Strawberry Punch (Large) No Ic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Strawberry Punch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ne-percent Low Fat Milk Jug California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ADE Mountain Berry Blast (Extra Small) No Ice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llo Yello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llo Yello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Fruit Punch (Large) No Ic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Fruit Punch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llo Yello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llo Yello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Fruit Punch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Fruit Punch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d Flash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llo Yello (Medium) No Ice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llo Yello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Fruit Punch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Strawberry Punch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Fruit Punch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Coke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Fruit Punch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Strawberry (Medium) No Ice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Strawberry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ffeine Free Diet Coke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ffeine Free Diet Coke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ke ICEE (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Fruit Punch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Fruit Punch (Medium) No Ice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Zero (Medium) No I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Zero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ADE Mountain Berry Blast (Large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Zero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Zero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Strawberry (Large) No Ice</text:p>
          </table:table-cell>
          <table:table-cell table:style-name="ce1" office:value-type="float" office:value="430" calcext:value-type="float">
            <text:p>4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 Strawberry (Large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Root Beer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Root Beer (Medium) No Ice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ild Cherry ICEE (Medium)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itamin Water XXX Zero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Dr Pepper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nge Crush (Medium) No Ice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nge Crush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UZE Raspberry Tea (Medium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UZE Raspberry Tea (Medium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OWERADE Mountain Berry Blast (Small) No Ic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Zero Sugar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d Flash (Medium) No Ice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ight Lemonade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ight Lemonade (Extra Small) No I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r Pepper (Extra Small) No Ice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Zero Sugar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ca-Cola (Small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ffeine Free Diet Coke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ffeine Free Diet Coke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ight Lemonade (Large)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ight Lemonade (Large) No Ice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ffeine Free Diet Coke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ffeine Free Diet Coke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UZE Raspberry Tea (Large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UZE Raspberry Tea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rite (Small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llo Yello (Large) No Ice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llo Yello (Large)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Root Beer (Extra Small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Root Beer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Orange Juice (Value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Coke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ke ICEE (Large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ild Cherry ICEE (Large)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ue Raspberry ICEE (Large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nor's Ginger Ale (Medium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nor's Ginger Ale (Medium) No Ice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nor's Ginger Ale (Extra Small) No Ice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nor's Ginger Ale (Extra Small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nor's Ginger Ale (Small)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nor's Ginger Ale (Small) No Ice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nor's Ginger Ale (Large)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nor's Ginger Ale (Large) No Ice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ozen Fanta Blue Raspberry (Medium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ozen Fanta Blue Raspberry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ozen Fanta Blue Raspberry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Tea (Large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Tea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Sweet Tea (Extra Small)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Tea (Extra Small) No Ice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Sweet Tea (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Sweet Tea (Large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Sweet Tea (Medium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Tea (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Tea (Medium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Sweet Tea (Gallon)</text:p>
          </table:table-cell>
          <table:table-cell table:style-name="ce1" office:value-type="float" office:value="2110" calcext:value-type="float">
            <text:p>2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rry Coca-Cola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rry Coca-Cola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rry Coca-Cola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rry Coca-Cola (Medium) No Ice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rry Coke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rry Coca-Cola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rry Coca-Cola (Large) No Ic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rry Coca-Cola (Large)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r. Pibb Xtra (Large)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r. Pibb Xtra (Large) No Ice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r. Pibb Xtra (Extra Small) No Ice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r. Pibb Xtra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r. Pibb Xtra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r. Pibb Xtra (Small) No Ice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r. Pibb Xtra (Medium)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r. Pibb Xtra (Medium) No Ice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ozen Fanta Wild Cherry (Small)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ozen Fanta Wild Cherry (Medium)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ozen Fanta Wild Cherry (Large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psi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Pepsi (Extra 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st Twist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Pepsi (Large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psi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psi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Pepsi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Pepsi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psi (Large) No Ice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psi (Large)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Pepsi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psi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Pepsi (Medium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psi (Small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psi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Pepsi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st Twist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st Twist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st Twist (Large) No Ice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st Twist (Large)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st Twist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st Twist (Small) No Ice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st Twist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opicana Pink Lemonade (Large) No Ice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opicana Pink Lemonade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opicana Pink Lemonade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opicana Pink Lemonade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opicana Pink Lemonade (Small)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opicana Pink Lemonade (Small) No Ic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itamin Water XXX Zero (Medium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Sweet Tea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itamin Water XXX Zero (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Sweet Tea (Small) No Ice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uthern Style Sweet Tea (Medium) No Ice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itamin Water XXX Zero (Large) No I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Tea (Large) No Ice</text:p>
          </table:table-cell>
          <table:table-cell table:style-name="ce1" office:value-type="float" office:value="560" calcext:value-type="float">
            <text:p>5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itamin Water XXX Zero (Extra Small) No Ic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Lemonade (Extra Small) No Ic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untain Dew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untain Dew (Medium) No Ic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untain Dew (Large) No Ice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untain Dew (Large)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untain Dew (Extra Small)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untain Dew (Extra Small) No Ice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untain Dew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untain Dew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waiian Punch Fruit Juicy Red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waiian Punch Fruit Juicy Red (Medium) No Ice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iet Pepsi (Large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opicana Pink Lemonade (Extra Small) No Ice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opicana Pink Lemonade (Extra Small)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waiian Punch Fruit Juicy Red (Large)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waiian Punch Fruit Juicy Red (Large) No Ice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waiian Punch Fruit Juicy Red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waiian Punch Fruit Juicy Red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waiian Punch Fruit Juicy Red (Small)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waiian Punch Fruit Juicy Red (Small) No Ice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Caffeine Free Root Beer (Medium) No Ice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Caffeine Free Root Beer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Caffeine Free Root Beer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Caffeine Free Root Beer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Caffeine Free Root Beer (Large)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Caffeine Free Root Beer (Large) No Ice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Caffeine Free Root Beer (Extra Small)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rq's Caffeine Free Root Beer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 NOT USE Fanta Orange (Small) No Ice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O NOT USE Fanta Orange (Extra Small) No Ic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Orangeade Slushie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Cherry Limeade Slushie (Medium)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Fruit Punch Slushie (Large)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Fruit Punch Slushie (Medium)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Fruit Punch Slushie (Small)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Orangeade Slushie (Large)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Orangeade Slushie (Small)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Cherry Limeade Slushie (Large)</text:p>
          </table:table-cell>
          <table:table-cell table:style-name="ce1" office:value-type="float" office:value="340" calcext:value-type="float">
            <text:p>3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Cherry Limeade Slushie (Small)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Tea (Medium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 by Sprite™ Tropic Berry (Large)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 by Sprite™ Tropic Berry (Large) No Ice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 by Sprite™ Tropic Berry (Small)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 by Sprite™ Tropic Berry (Small) No Ic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 by Sprite™ Tropic Berry (Extra Small)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 by Sprite™ Tropic Berry (Extra Small) No Ic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 by Sprite™ Tropic Berry (Medium)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 by Sprite™ Tropic Berry (Medium) No Ice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nest Kids Appley Ever After (Box 6 fl oz Drink Box)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Blue Raspberry Slushie (Large)</text:p>
          </table:table-cell>
          <table:table-cell table:style-name="ce1" office:value-type="float" office:value="340" calcext:value-type="float">
            <text:p>3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Blue Raspberry Slushie (Small)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Blue Raspberry Slushie (Medium)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Tropic Twist Slushie (Medium)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Tropic Twist Slushie (Large)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ute Maid Tropic Twist Slushie (Small)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nge Crush (Large) No Ic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cha (Small)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ffee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Latte (Small)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Shake (Small)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nilla Shake (Small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Shake (Small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offee (Small)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cha Caramel (Small)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appe Mocha (Small)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appe Caramel (Small)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Banana Smoothie (Small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ngo Pineapple Smoothie (Small)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Chocolate (Small)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ramel Cappuccino (Small)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nilla Cappuccino (Small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aramel Latte (Small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French Vanilla Latte (Small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tte (Small)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Mocha (Small)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aramel Mocha (Small)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ppuccino (Small)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cha Caramel (Medium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cha Caramel (Large)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Chocolate (Medium)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Banana Smoothie (Large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offee Caramel (Small)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offee French Vanilla (Small)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offee (Large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offee (Medium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Chocolate (Large)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Mocha (Large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Mocha (Medium)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cha (Medium)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cha (Large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tte (Medium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tte Caramel (Small)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tte French Vanilla (Small)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spresso Americano Coffee (Small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tte Iced (Medium)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ramel Macchiato (Small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aramel Macchiato (Medium)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atte Iced (Large)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aramel Macchiato (Large)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ced Caramel Macchiato (Small)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ld Brew Frappe (Small)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ld Brew Frozen Coffee (Small)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sserts &amp; Shakes Baked Hot Apple Pie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Chip Cookie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atmeal Raisin Cookie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Shake (Medium)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Shake (Large)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nilla Con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ddie Con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Fudge Sundae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Caramel Sundae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Sundae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Flurry with M&amp;M'S Chocolate Candies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Flurry with Oreo Cookies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Shake (Small)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nilla Shake (Small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Shake (Small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Nog Shake (Small)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&amp; Crè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gar Cookie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mrock Shake (Small)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Flurry with M&amp;M'S Chocolate Candies (Snack Size)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Flurry with Oreo Cookies (Snack Size)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Shake (Medium)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Shake (Large)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nilla Shake (Medium)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nilla Shake (Large)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Nog Shake (Medium)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Nog Shake (Large)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mrock Shake (Medium)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mrock Shake (Large)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Flurry with Reese's Peanut Butter Cup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Potato and Cre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umpkin and Creme Pie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Flurry with Twix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Flurry with Twix (Snack Size)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wist Cone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t Chocolate Chip Ice Cream (1 scoop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ed Coconut (Haupia) Pie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Ice Cream (1 scoop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Cone (Large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aches and Creme Pi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lain Sundae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affle Cone Sundae With Fudge Topping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dderly Chocolate Ice Cream (1 scoop)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ange Sherbet (1 scoop)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nilla Bean Ice Cream (1 scoop)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ed Taro Pie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rionberry Pie Ice Cream (1 scoop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Con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ramel Butter Pecan Ice Cream (1 scoop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uava and Cre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nilla Cone (Large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wist Cone (Large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egon Strawberry Ice Cream (1 scoop no cone)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urtle Brownie Sundae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Peanut Butter Ice Cream (1 scoop)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cFlurry with Kit Kat (Regular)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Shortcake Sundae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rthday Cake Dipped Cone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ffee Almond Fudge Ice Cream (1 scoop)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okie Dough Ice Cream (1 scoop)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ramel Sundae Waffle Cone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Fudge Sundae Compostable Packaging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nnamon Coffee Cake Muffin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uxedo Coffee Cake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ed Guava Pie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ed Berry and Lemon Cre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Dipped Twist Ice Cream Cone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ocolate Dipped Chocolate Ice Cream Cone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ked Cherry and Creme Pi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reo McFlurry Sandwich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&amp;M McFlurry Sandwich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Caramel Sundae Compostable Packaging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Sundae Compostable Packaging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ape Jam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trawberry Preserves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gar Packet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lorie Sweetener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lenda No Calorie Sweetener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ante Sauce Packet (Hot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ante Sauce Packet (Mild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 Mustard Sauc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banero Ranch Sauc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etchup Packet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picy Buffalo Sauc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wman's Own Low Fat Balsamic Vinaigrett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wman's Own Creamy Southwest Dressing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wman's Own Low Fat Family Recipe Italian Dressing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lt Packet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ney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wman's Own Ranch Dressing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'N Sour Sauc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cake Syrup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eanuts Packet (for Sundaes)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angy Barbeque Sauce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ffalo Ranch McChicke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hipped Butter (1 pat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yonnaise Packet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ow Fat Crunchy Granola Packet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ck Pepper Packet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wman's Own Creamy French Dressing (Package)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Mac Sauc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ustard Packet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hite Buttermint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Muffin with Egg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cakes and Sausage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urrito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McMuffin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Biscui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iscuit with Egg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McGriddles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Griddles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cakes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sh Brown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Muffin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cakes and Sausage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urrito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Biscui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iscuit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iscuit with Egg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acon Egg &amp; Cheese McGriddles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Griddles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cakes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sh Brown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uit 'n Yogurt Parfai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Muffin with Egg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cakes and Sausage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Burrito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gg McMuffin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tcakes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sh Brown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McMuffin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mburger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6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4 piece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Slice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-GURT Strawberry Flavored Low Fat Yogurt Tub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ne-percent Low Fat Milk Ju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onest Kids Appley Ever After (Box 6 fl oz Drink Box)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6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t Free Chocolate Milk Jug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ne-percent Low Fat Milk Ju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Slice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-GURT Strawberry Flavored Low Fat Yogurt Tub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iple Cheeseburger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ilet-O-Fis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Quarter Pounder with Cheese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10 piece)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ple Slice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mburger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eeseburger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6 piece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t Free Chocolate Milk Jug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ne-percent Low Fat Milk Ju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4 piece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o-GURT Strawberry Flavored Low Fat Yogurt Tub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gnature Sriracha Burger on Artisan Roll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BBQ Bacon Burger on Sesame Seed Bun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BBQ Bacon Artisan Grilled Chicken on Sesame Seed Bun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BBQ Bacon Buttermilk Crispy Chicken on Artisan Roll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BBQ Bacon Burger on Artisan Roll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BBQ Bacon Artisan Grilled Chicken on Artisan Roll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o Guacamole Burger on Artisan Roll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o Guacamole Burger on Sesame Seed Bun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BBQ Bacon Buttermilk Crispy Chicken on Sesame Seed Bun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o Guacamole Artisan Grilled Chicken on Sesame Seed Bun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o Guacamole Artisan Grilled Chicken on Artisan Roll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gnature Sriracha Buttermilk Crispy Chicken on Artisan Roll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o Guacamole Buttermilk Crispy Chicken on Sesame Seed Bun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gnature Sriracha Artisan Grilled Chicken on Artisan Roll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o Guacamole Buttermilk Crispy Chicken on Artisan Roll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BBQ Bacon Buttermilk Crispy Chicken on Texas Toast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o Guacamole Artisan Grilled Chicken on Texas Toast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BBQ Bacon Burger on Texas Toast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eet BBQ Bacon Artisan Grilled Chicken on Texas Toast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ico Guacamole Buttermilk Crispy Chicken on Texas Toast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ffalo Bacon Burger on Artisan Roll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iss Mushroom Melt Burger on Artisan Roll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ffalo Bacon Artisan Grilled Chicken on Artisan Roll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iss Mushroom Melt Buttermilk Crispy Chicken on Artisan Roll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iss Mushroom Melt Artisan Grilled on Artisan Roll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ffalo Bacon Buttermilk Crispy Chicken on Artisan Roll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rlic White Cheddar Double Burger on Artisan Roll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rlic White Cheddar Artisan Grilled Chicken on Texas Toast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rlic White Cheddar Buttermilk Crispy Chicken on Texas Toast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rlic White Cheddar Burger on Texas Toast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rlic White Cheddar Buttermilk Crispy Chicken on Artisan Roll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rlic White Cheddar Burger on Artisan Roll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rlic White Cheddar Artisan Grilled Chicken on Artisan Roll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ilet-O-Fis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Mac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10 piece)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usage Egg &amp; Cheese McGriddles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ilet-O-Fis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ig Mac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hicken McNuggets (10 piece)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3"/>
        </table:table-row>
        <table:table-row table:style-name="ro2" table:number-rows-repeated="10477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cd.txt-converted-1531157259.csv" style:display-name="PageStyle_mcd.txt-converted-1531157259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06" meta:object-count="0"/>
    <meta:generator>LibreOfficeDev/5.1.0.3$Linux_X86_64 LibreOffice_project/</meta:generator>
  </office:meta>
</office:document-meta>
</file>